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0.668cm" fo:min-width="3.378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1.951cm" fo:min-width="0.994cm"/>
      <style:paragraph-properties style:writing-mode="lr-tb"/>
    </style:style>
    <style:style style:name="gr3" style:family="graphic" style:parent-style-name="standard">
      <style:graphic-properties draw:fill-color="#dee7e5" draw:textarea-horizontal-align="justify" draw:textarea-vertical-align="middle" draw:auto-grow-height="false" fo:min-height="0.55cm" fo:min-width="0.45cm"/>
      <style:paragraph-properties style:writing-mode="lr-tb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1.35cm" fo:min-width="3.1cm"/>
      <style:paragraph-properties style:writing-mode="lr-tb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0.6cm" fo:min-width="0.5cm"/>
      <style:paragraph-properties style:writing-mode="lr-tb"/>
    </style:style>
    <style:style style:name="gr6" style:family="graphic" style:parent-style-name="standard">
      <style:graphic-properties draw:fill-color="#dee7e5" draw:textarea-horizontal-align="justify" draw:textarea-vertical-align="middle" draw:auto-grow-height="false" fo:min-height="1.55cm" fo:min-width="3cm"/>
      <style:paragraph-properties style:writing-mode="lr-tb"/>
    </style:style>
    <style:style style:name="gr7" style:family="graphic" style:parent-style-name="standard">
      <style:graphic-properties draw:fill-color="#dee7e5" draw:textarea-horizontal-align="justify" draw:textarea-vertical-align="middle" draw:auto-grow-height="false" fo:min-height="0.6cm" fo:min-width="0.4cm"/>
      <style:paragraph-properties style:writing-mode="lr-tb"/>
    </style:style>
    <style:style style:name="gr8" style:family="graphic" style:parent-style-name="standard">
      <style:graphic-properties draw:fill-color="#dee7e5" draw:textarea-horizontal-align="justify" draw:textarea-vertical-align="middle" draw:auto-grow-height="false" fo:min-height="0.65cm" fo:min-width="0.45cm"/>
      <style:paragraph-properties style:writing-mode="lr-tb"/>
    </style:style>
    <style:style style:name="gr9" style:family="graphic" style:parent-style-name="standard">
      <style:graphic-properties draw:fill="solid" draw:fill-color="#dee7e5" draw:textarea-horizontal-align="justify" draw:textarea-vertical-align="middle" draw:auto-grow-height="false" fo:min-height="0.65cm" fo:min-width="0.45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55cm" fo:min-width="2.9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072cm"/>
      <style:paragraph-properties style:writing-mode="lr-tb"/>
    </style:style>
    <style:style style:name="gr14" style:family="graphic" style:parent-style-name="standard">
      <style:graphic-properties draw:fill-color="#dee7e5" draw:textarea-horizontal-align="justify" draw:textarea-vertical-align="middle" draw:auto-grow-height="false" fo:min-height="1.55cm" fo:min-width="3.2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dee7e5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dee7e5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2" draw:id="id12" draw:layer="layout" svg:width="4.3cm" svg:height="1.3cm" svg:x="4.2cm" svg:y="1.7cm">
          <text:p text:style-name="P1"><text:span text:style-name="T1">Turbina arranc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" draw:id="id3" draw:layer="layout" svg:width="4.3cm" svg:height="1.3cm" svg:x="12.8cm" svg:y="25.9cm">
          <text:p text:style-name="P1"><text:span text:style-name="T1">Turbina par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" draw:id="id13" draw:layer="layout" svg:width="2.5cm" svg:height="2.2cm" svg:x="9.1cm" svg:y="4.2cm">
          <text:p text:style-name="P1"><text:span text:style-name="T1">Comando</text:span></text:p>
          <text:p text:style-name="P1"><text:span text:style-name="T1">de Parad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xml:id="id8" draw:id="id8" draw:layer="layout" svg:width="1.9cm" svg:height="1.6cm" svg:x="9.4cm" svg:y="7.5cm">
          <text:p text:style-name="P1"><text:span text:style-name="T1">Regulación</text:span></text:p>
          <text:p text:style-name="P1"><text:span text:style-name="T1">en vací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9" draw:id="id9" draw:layer="layout" svg:width="3.6cm" svg:height="1.6cm" svg:x="12.7cm" svg:y="8.8cm">
          <text:p text:style-name="P1"><text:span text:style-name="T1">Proceso</text:span></text:p>
          <text:p text:style-name="P1"><text:span text:style-name="T1">de descar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cm" svg:height="1.7cm" svg:x="13.5cm" svg:y="12.4cm">
          <text:p text:style-name="P1"><text:span text:style-name="T1">Timeout</text:span></text:p>
          <text:p text:style-name="P1"><text:span text:style-name="T1">en apertura </text:span></text:p>
          <text:p text:style-name="P1"><text:span text:style-name="T1">de interrup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" draw:id="id1" draw:layer="layout" svg:width="3.5cm" svg:height="1.8cm" svg:x="8.6cm" svg:y="17.1cm">
          <text:p text:style-name="P1"><text:span text:style-name="T1">Disminución </text:span></text:p>
          <text:p text:style-name="P1"><text:span text:style-name="T1">de velocida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.8cm" svg:height="1.7cm" svg:x="14cm" svg:y="20cm">
          <text:p text:style-name="P1"><text:span text:style-name="T1">Turbina</text:span></text:p>
          <text:p text:style-name="P1"><text:span text:style-name="T1"><text:s/></text:span><text:span text:style-name="T1">parad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6" draw:id="id6" draw:layer="layout" svg:width="1.9cm" svg:height="1.8cm" svg:x="4.8cm" svg:y="20cm">
          <text:p text:style-name="P1"><text:span text:style-name="T1">Comando </text:span></text:p>
          <text:p text:style-name="P1"><text:span text:style-name="T1">de arranque</text:span></text:p>
          <text:p text:style-name="P1"><text:span text:style-name="T1"><text:s/></text:span><text:span text:style-name="T1">activ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4.3cm" svg:height="1.3cm" svg:x="3.6cm" svg:y="25.8cm">
          <text:p text:style-name="P1"><text:span text:style-name="T1">Proceso de arran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4" draw:id="id14" draw:layer="layout" svg:width="4.3cm" svg:height="1.3cm" svg:x="12.2cm" svg:y="1.7cm">
          <text:p text:style-name="P1"><text:span text:style-name="T1">Anulación proceso </text:span></text:p>
          <text:p text:style-name="P1"><text:span text:style-name="T1">de arran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4" draw:id="id4" draw:layer="layout" svg:width="1.9cm" svg:height="1.8cm" svg:x="9.2cm" svg:y="20cm">
          <text:p text:style-name="P1"><text:span text:style-name="T1">Timeout</text:span></text:p>
          <text:p text:style-name="P1"><text:span text:style-name="T1">en para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5" draw:id="id5" draw:layer="layout" svg:width="3.4cm" svg:height="1.8cm" svg:x="8.5cm" svg:y="22.7cm">
          <text:p text:style-name="P1"><text:span text:style-name="T1">Alarmas y </text:span></text:p>
          <text:p text:style-name="P1"><text:span text:style-name="T1">cierre </text:span></text:p>
          <text:p text:style-name="P1"><text:span text:style-name="T1">de emergenci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0.35cm" svg:y1="18.9cm" svg:x2="14.9cm" svg:y2="20cm" draw:start-shape="id1" draw:start-glue-point="2" draw:end-shape="id2" draw:end-glue-point="4" svg:d="M10350 18900v550h4550v550" svg:viewBox="0 0 4551 1101">
          <text:p/>
        </draw:connector>
        <draw:frame draw:style-name="gr12" draw:text-style-name="P5" draw:layer="layout" svg:width="1.1cm" svg:height="0.878cm" svg:x="15cm" svg:y="21.422cm">
          <draw:text-box>
            <text:p><text:span text:style-name="T2">Si</text:span></text:p>
          </draw:text-box>
        </draw:frame>
        <draw:connector draw:style-name="gr11" draw:text-style-name="P4" draw:layer="layout" draw:type="line" svg:x1="14.9cm" svg:y1="21.7cm" svg:x2="14.95cm" svg:y2="25.9cm" draw:start-shape="id2" draw:start-glue-point="6" draw:end-shape="id3" draw:end-glue-point="0" svg:d="M14900 21700l50 4200" svg:viewBox="0 0 51 4201">
          <text:p/>
        </draw:connector>
        <draw:connector draw:style-name="gr11" draw:text-style-name="P4" draw:layer="layout" draw:type="line" svg:x1="14cm" svg:y1="20.85cm" svg:x2="11.1cm" svg:y2="20.9cm" draw:start-shape="id2" draw:start-glue-point="5" draw:end-shape="id4" draw:end-glue-point="7" svg:d="M14000 20850l-2900 50" svg:viewBox="0 0 2901 51">
          <text:p/>
        </draw:connector>
        <draw:connector draw:style-name="gr11" draw:text-style-name="P4" draw:layer="layout" draw:type="line" svg:x1="10.15cm" svg:y1="21.8cm" svg:x2="10.2cm" svg:y2="22.7cm" draw:start-shape="id4" draw:start-glue-point="6" draw:end-shape="id5" draw:end-glue-point="0" svg:d="M10150 21800l50 900" svg:viewBox="0 0 51 901">
          <text:p/>
        </draw:connector>
        <draw:connector draw:style-name="gr11" draw:text-style-name="P4" draw:layer="layout" svg:x1="10.2cm" svg:y1="24.5cm" svg:x2="14.95cm" svg:y2="25.9cm" draw:start-shape="id5" draw:start-glue-point="2" draw:end-shape="id3" draw:end-glue-point="4" svg:d="M10200 24500v700h4750v700" svg:viewBox="0 0 4751 1401">
          <text:p/>
        </draw:connector>
        <draw:connector draw:style-name="gr11" draw:text-style-name="P4" draw:layer="layout" draw:type="line" svg:x1="9.2cm" svg:y1="20.9cm" svg:x2="6.7cm" svg:y2="20.9cm" draw:start-shape="id4" draw:start-glue-point="5" draw:end-shape="id6" draw:end-glue-point="7" svg:d="M9200 20900h-2500" svg:viewBox="0 0 2501 1">
          <text:p/>
        </draw:connector>
        <draw:connector draw:style-name="gr11" draw:text-style-name="P4" draw:layer="layout" draw:type="line" svg:x1="5.75cm" svg:y1="21.8cm" svg:x2="5.75cm" svg:y2="25.8cm" draw:start-shape="id6" draw:start-glue-point="6" draw:end-shape="id7" draw:end-glue-point="4" svg:d="M5750 21800v4000" svg:viewBox="0 0 1 4001">
          <text:p/>
        </draw:connector>
        <draw:connector draw:style-name="gr11" draw:text-style-name="P4" draw:layer="layout" svg:x1="5.75cm" svg:y1="20cm" svg:x2="10.35cm" svg:y2="17.1cm" draw:start-shape="id6" draw:start-glue-point="4" draw:end-shape="id1" draw:end-glue-point="0" svg:d="M5750 20000v-3401h4600v501" svg:viewBox="0 0 4601 3402">
          <text:p/>
        </draw:connector>
        <draw:frame draw:style-name="gr12" draw:text-style-name="P5" draw:layer="layout" svg:width="1.1cm" svg:height="0.878cm" svg:x="10.1cm" svg:y="21.6cm">
          <draw:text-box>
            <text:p><text:span text:style-name="T2">Si</text:span></text:p>
          </draw:text-box>
        </draw:frame>
        <draw:frame draw:style-name="gr12" draw:text-style-name="P5" draw:layer="layout" svg:width="1.1cm" svg:height="0.878cm" svg:x="5.6cm" svg:y="21.6cm">
          <draw:text-box>
            <text:p><text:span text:style-name="T2">Si</text:span></text:p>
          </draw:text-box>
        </draw:frame>
        <draw:frame draw:style-name="gr12" draw:text-style-name="P5" draw:layer="layout" svg:width="1.3cm" svg:height="0.878cm" svg:x="5.7cm" svg:y="19.422cm">
          <draw:text-box>
            <text:p><text:span text:style-name="T2">No</text:span></text:p>
          </draw:text-box>
        </draw:frame>
        <draw:frame draw:style-name="gr12" draw:text-style-name="P5" draw:layer="layout" svg:width="1.3cm" svg:height="0.878cm" svg:x="8.1cm" svg:y="21.022cm">
          <draw:text-box>
            <text:p><text:span text:style-name="T2">No</text:span></text:p>
          </draw:text-box>
        </draw:frame>
        <draw:frame draw:style-name="gr12" draw:text-style-name="P5" draw:layer="layout" svg:width="1.3cm" svg:height="0.878cm" svg:x="13.1cm" svg:y="21.1cm">
          <draw:text-box>
            <text:p><text:span text:style-name="T2">No</text:span></text:p>
          </draw:text-box>
        </draw:frame>
        <draw:connector draw:style-name="gr11" draw:text-style-name="P4" draw:layer="layout" draw:type="line" svg:x1="10.35cm" svg:y1="9.1cm" svg:x2="10.35cm" svg:y2="17.1cm" draw:start-shape="id8" draw:start-glue-point="6" draw:end-shape="id1" draw:end-glue-point="0" svg:d="M10350 9100v8000" svg:viewBox="0 0 1 8001">
          <text:p/>
        </draw:connector>
        <draw:connector draw:style-name="gr11" draw:text-style-name="P4" draw:layer="layout" svg:x1="11.3cm" svg:y1="8.3cm" svg:x2="14.5cm" svg:y2="8.8cm" draw:start-shape="id8" draw:start-glue-point="7" draw:end-shape="id9" draw:end-glue-point="0" svg:d="M11300 8300h865v-1h2335v501" svg:viewBox="0 0 3201 502">
          <text:p/>
        </draw:connector>
        <draw:connector draw:style-name="gr11" draw:text-style-name="P4" draw:layer="layout" draw:type="line" svg:x1="14.5cm" svg:y1="10.4cm" svg:x2="14.5cm" svg:y2="12.4cm" draw:start-shape="id9" draw:start-glue-point="2" draw:end-shape="id10" draw:end-glue-point="4" svg:d="M14500 10400v2000" svg:viewBox="0 0 1 2001">
          <text:p/>
        </draw:connector>
        <draw:connector draw:style-name="gr11" draw:text-style-name="P4" draw:layer="layout" svg:x1="15.5cm" svg:y1="13.25cm" svg:x2="17.45cm" svg:y2="14.8cm" draw:start-shape="id10" draw:start-glue-point="7" draw:end-shape="id11" draw:end-glue-point="0" svg:d="M15500 13250h1950v1550" svg:viewBox="0 0 1951 1551">
          <text:p/>
        </draw:connector>
        <draw:connector draw:style-name="gr11" draw:text-style-name="P4" draw:layer="layout" svg:x1="8.5cm" svg:y1="2.35cm" svg:x2="10.35cm" svg:y2="4.2cm" draw:start-shape="id12" draw:start-glue-point="7" draw:end-shape="id13" draw:end-glue-point="4" svg:d="M8500 2350h1850v1850" svg:viewBox="0 0 1851 1851">
          <text:p/>
        </draw:connector>
        <draw:connector draw:style-name="gr11" draw:text-style-name="P4" draw:layer="layout" svg:x1="12.2cm" svg:y1="2.35cm" svg:x2="10.35cm" svg:y2="4.2cm" draw:start-shape="id14" draw:start-glue-point="5" draw:end-shape="id13" draw:end-glue-point="4" svg:d="M12200 2350h-1850v1850" svg:viewBox="0 0 1851 1851">
          <text:p/>
        </draw:connector>
        <draw:connector draw:style-name="gr11" draw:text-style-name="P4" draw:layer="layout" draw:type="line" svg:x1="10.35cm" svg:y1="6.4cm" svg:x2="10.35cm" svg:y2="7.5cm" draw:start-shape="id13" draw:start-glue-point="6" draw:end-shape="id8" draw:end-glue-point="4" svg:d="M10350 6400v1100" svg:viewBox="0 0 1 1101">
          <text:p/>
        </draw:connector>
        <draw:frame draw:style-name="gr12" draw:text-style-name="P5" draw:layer="layout" svg:width="1.1cm" svg:height="0.878cm" svg:x="9.3cm" svg:y="8.922cm">
          <draw:text-box>
            <text:p><text:span text:style-name="T2">Si</text:span></text:p>
          </draw:text-box>
        </draw:frame>
        <draw:frame draw:style-name="gr12" draw:text-style-name="P5" draw:layer="layout" svg:width="1.3cm" svg:height="0.878cm" svg:x="11.2cm" svg:y="8.3cm">
          <draw:text-box>
            <text:p><text:span text:style-name="T2">No</text:span></text:p>
          </draw:text-box>
        </draw:frame>
        <draw:frame draw:style-name="gr13" draw:text-style-name="P5" draw:layer="layout" svg:width="1.3cm" svg:height="0.878cm" svg:x="13.3cm" svg:y="14.222cm">
          <draw:text-box>
            <text:p><text:span text:style-name="T2">No</text:span></text:p>
          </draw:text-box>
        </draw:frame>
        <draw:frame draw:style-name="gr12" draw:text-style-name="P5" draw:layer="layout" svg:width="1.1cm" svg:height="0.878cm" svg:x="15.7cm" svg:y="12.222cm">
          <draw:text-box>
            <text:p><text:span text:style-name="T2">Si</text:span></text:p>
          </draw:text-box>
        </draw:frame>
        <draw:connector draw:style-name="gr11" draw:text-style-name="P4" draw:layer="layout" svg:x1="14.5cm" svg:y1="14.1cm" svg:x2="10.35cm" svg:y2="17.1cm" draw:start-shape="id10" draw:start-glue-point="6" draw:end-shape="id1" draw:end-glue-point="0" svg:d="M14500 14100v1516h-4150v1484" svg:viewBox="0 0 4151 3001">
          <text:p/>
        </draw:connector>
        <draw:custom-shape draw:style-name="gr14" draw:text-style-name="P2" xml:id="id11" draw:id="id11" draw:layer="layout" svg:width="3.7cm" svg:height="1.8cm" svg:x="15.6cm" svg:y="14.8cm">
          <text:p text:style-name="P1"><text:span text:style-name="T1">Alarmas y</text:span></text:p>
          <text:p text:style-name="P1"><text:span text:style-name="T1"><text:s/></text:span><text:span text:style-name="T1">cierre </text:span></text:p>
          <text:p text:style-name="P1"><text:span text:style-name="T1">de emergenci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line-skew="3.95cm" svg:x1="17.45cm" svg:y1="16.6cm" svg:x2="14.95cm" svg:y2="25.9cm" draw:start-shape="id11" draw:start-glue-point="2" draw:end-shape="id3" draw:end-glue-point="4" svg:d="M17450 16600v8600h-2500v700" svg:viewBox="0 0 2501 93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2T17:07:57.102000000</meta:creation-date>
    <meta:generator>LibreOffice/6.3.4.2$Windows_X86_64 LibreOffice_project/60da17e045e08f1793c57c00ba83cdfce946d0aa</meta:generator>
    <dc:date>2020-01-20T12:38:47.030000000</dc:date>
    <meta:editing-duration>PT24M6S</meta:editing-duration>
    <meta:editing-cycles>3</meta:editing-cycles>
    <meta:document-statistic meta:object-count="41"/>
  </office:meta>
</office:document-meta>
</file>